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fo:font-size="10.5pt" fo:language="en" fo:country="US" fo:font-weight="normal" officeooo:rsid="003766d4" officeooo:paragraph-rsid="003766d4" style:font-size-asian="10.5pt" style:font-weight-asian="normal" style:font-size-complex="10.5pt" style:font-weight-complex="normal"/>
    </style:style>
    <style:style style:name="P2" style:family="paragraph" style:parent-style-name="Text_20_body">
      <style:paragraph-properties fo:margin-top="0cm" fo:margin-bottom="0cm" loext:contextual-spacing="false" fo:break-before="page"/>
      <style:text-properties fo:color="#0047ff" style:font-name="Liberation Sans" fo:font-size="10.5pt" fo:language="en" fo:country="US" fo:font-weight="bold" officeooo:rsid="0032bb94" officeooo:paragraph-rsid="003766d4" style:font-size-asian="10.5pt" style:font-weight-asian="bold" style:font-size-complex="10.5pt" style:font-weight-complex="bold"/>
    </style:style>
    <style:style style:name="P3" style:family="paragraph" style:parent-style-name="Text_20_body">
      <style:paragraph-properties fo:margin-top="0cm" fo:margin-bottom="0cm" loext:contextual-spacing="false"/>
      <style:text-properties fo:color="#0047ff" style:font-name="Liberation Sans" fo:font-size="10.5pt" fo:language="en" fo:country="US" fo:font-weight="bold" officeooo:rsid="0032bb94" officeooo:paragraph-rsid="003766d4" style:font-size-asian="10.5pt" style:font-weight-asian="bold" style:font-size-complex="10.5pt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fo:color="#0047ff" style:font-name="Liberation Sans" fo:font-size="10.5pt" fo:language="en" fo:country="US" fo:font-weight="bold" officeooo:rsid="0032bb94" officeooo:paragraph-rsid="0032bb94" style:font-size-asian="10.5pt" style:font-weight-asian="bold" style:font-size-complex="10.5pt" style:font-weight-complex="bold"/>
    </style:style>
    <style:style style:name="P5" style:family="paragraph" style:parent-style-name="Text_20_body">
      <style:paragraph-properties fo:margin-top="0cm" fo:margin-bottom="0cm" loext:contextual-spacing="false"/>
      <style:text-properties fo:color="#0047ff" style:font-name="Liberation Sans" fo:font-size="10.5pt" fo:language="en" fo:country="US" fo:font-weight="bold" officeooo:rsid="003766d4" officeooo:paragraph-rsid="003766d4" style:font-size-asian="10.5pt" style:font-weight-asian="bold" style:font-size-complex="10.5pt" style:font-weight-complex="bold"/>
    </style:style>
    <style:style style:name="P6" style:family="paragraph" style:parent-style-name="Text_20_body" style:list-style-name="L1" style:master-page-name="">
      <loext:graphic-properties draw:fill="none"/>
      <style:paragraph-properties fo:margin-left="0.499cm" fo:margin-right="0cm" fo:margin-top="0cm" fo:margin-bottom="0.247cm" loext:contextual-spacing="false" fo:line-height="120%" fo:text-indent="-0.499cm" style:auto-text-indent="false" style:page-number="auto" fo:background-color="transparent">
        <style:tab-stops>
          <style:tab-stop style:position="0.609cm"/>
        </style:tab-stops>
      </style:paragraph-properties>
      <style:text-properties style:font-name="Liberation Sans" fo:font-size="10.5pt" fo:language="en" fo:country="US" fo:font-weight="bold" officeooo:rsid="003766d4" officeooo:paragraph-rsid="003766d4" style:font-size-asian="10.5pt" style:font-weight-asian="bold" style:font-size-complex="10.5pt" style:font-weight-complex="bold"/>
    </style:style>
    <style:style style:name="P7" style:family="paragraph" style:parent-style-name="Text_20_body" style:list-style-name="L1">
      <loext:graphic-properties draw:fill="none"/>
      <style:paragraph-properties fo:margin-left="0.499cm" fo:margin-right="0cm" fo:margin-top="0cm" fo:margin-bottom="0.247cm" loext:contextual-spacing="false" fo:line-height="120%" fo:text-indent="-0.499cm" style:auto-text-indent="false" fo:background-color="transparent">
        <style:tab-stops>
          <style:tab-stop style:position="0.609cm"/>
        </style:tab-stops>
      </style:paragraph-properties>
      <style:text-properties style:font-name="Liberation Sans" fo:font-size="10.5pt" fo:language="en" fo:country="US" fo:font-weight="bold" officeooo:rsid="003766d4" officeooo:paragraph-rsid="003766d4" style:font-size-asian="10.5pt" style:font-weight-asian="bold" style:font-size-complex="10.5pt" style:font-weight-complex="bold"/>
    </style:style>
    <style:style style:name="P8" style:family="paragraph" style:parent-style-name="Text_20_body" style:list-style-name="L1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>
        <style:tab-stops>
          <style:tab-stop style:position="0.609cm"/>
        </style:tab-stops>
      </style:paragraph-properties>
      <style:text-properties style:font-name="Liberation Sans" fo:font-size="10.5pt" fo:language="en" fo:country="US" fo:font-weight="normal" officeooo:rsid="003766d4" officeooo:paragraph-rsid="003766d4" style:font-size-asian="10.5pt" style:font-weight-asian="normal" style:font-size-complex="10.5pt" style:font-weight-complex="normal"/>
    </style:style>
    <style:style style:name="P9" style:family="paragraph" style:parent-style-name="Text_20_body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0.609cm"/>
        </style:tab-stops>
      </style:paragraph-properties>
      <style:text-properties style:font-name="Liberation Sans" fo:font-size="10.5pt" fo:language="en" fo:country="US" fo:font-weight="normal" officeooo:rsid="003766d4" officeooo:paragraph-rsid="003766d4" style:font-size-asian="10.5pt" style:font-weight-asian="normal" style:font-size-complex="10.5pt" style:font-weight-complex="normal"/>
    </style:style>
    <style:style style:name="P10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</style:style>
    <style:style style:name="T1" style:family="text">
      <style:text-properties officeooo:rsid="0032bb94"/>
    </style:style>
    <style:style style:name="T2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3" style:family="text">
      <style:text-properties style:font-name="Liberation Sans1" fo:font-size="12pt" officeooo:rsid="0032bb94" style:font-name-asian="Liberation Sans1" style:font-size-asian="12pt" style:font-name-complex="Liberation Sans1" style:font-size-complex="12pt"/>
    </style:style>
    <style:style style:name="T4" style:family="text">
      <style:text-properties officeooo:rsid="003766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 <text:span text:style-name="T2">→</text:span> <text:span text:style-name="T4">AB</text:span> | <text:span text:style-name="T4">CD</text:span></text:p>
      <text:p text:style-name="P3"><text:span text:style-name="T4">A</text:span> <text:span text:style-name="T2">→</text:span> <text:span text:style-name="T4">BC</text:span> | <text:span text:style-name="T4">a</text:span></text:p>
      <text:p text:style-name="P3"><text:span text:style-name="T4">B</text:span> <text:span text:style-name="T2">→</text:span> <text:span text:style-name="T4">AC</text:span> | <text:span text:style-name="T4">C</text:span></text:p>
      <text:p text:style-name="P5">C<text:span text:style-name="T1"> </text:span><text:span text:style-name="T3">→</text:span><text:span text:style-name="T1"> </text:span>AB | CD</text:p>
      <text:p text:style-name="P5">D<text:span text:style-name="T1"> </text:span><text:span text:style-name="T3">→</text:span><text:span text:style-name="T1"> </text:span>AC | d</text:p>
      <text:p text:style-name="P4"/>
      <text:list xml:id="list8212824533147959829" text:style-name="L1">
        <text:list-item>
          <text:p text:style-name="P6">Find generating symbols</text:p>
          <text:p text:style-name="P8">A → a, D → d</text:p>
          <text:p text:style-name="P8">Generating Symbols = { A, D }</text:p>
        </text:list-item>
        <text:list-item>
          <text:p text:style-name="P7">Eliminate all useless productions</text:p>
        </text:list-item>
      </text:list>
      <text:p text:style-name="P9">S → AB | CD, A → BC, B → AC | C, C → AB | CD, D → AC</text:p>
      <text:list xml:id="list202345256412987" text:continue-numbering="true" text:style-name="L1">
        <text:list-item>
          <text:p text:style-name="P7">Eliminate all symbols not reachable</text:p>
        </text:list-item>
      </text:list>
      <text:p text:style-name="P1">There are no productions from start symbol, thus remaining symbols are not reachable.</text:p>
      <text:p text:style-name="P1">Unreachable Symbols = { A, D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fill-image-width="0cm" draw:fill-image-height="0cm" fo:padding="0.101cm" fo:border="0.06pt solid #000000" style:shadow="none" draw:shadow-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</style:style>
    <style:style style:name="MT1" style:family="text">
      <style:text-properties officeooo:rsid="003766d4"/>
    </style:style>
    <style:page-layout style:name="Mpm1">
      <style:page-layout-properties fo:page-width="21.001cm" fo:page-height="29.7cm" style:num-format="1" style:print-orientation="portrait" fo:margin-top="1.164cm" fo:margin-bottom="2cm" fo:margin-left="1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2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QUESTION <text:span text:style-name="MT1">4</text:span> – <text:span text:style-name="MT1">SIMPLIFY GRAMMAR</text:span></text:h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1:06:08.664837796</meta:creation-date>
    <dc:date>2015-10-11T20:23:43.602934525</dc:date>
    <meta:editing-duration>PT3H14M7S</meta:editing-duration>
    <meta:editing-cycles>26</meta:editing-cycles>
    <meta:generator>LibreOffice/5.0.2.2$Linux_X86_64 LibreOffice_project/00m0$Build-2</meta:generator>
    <meta:document-statistic meta:table-count="0" meta:image-count="0" meta:object-count="0" meta:page-count="1" meta:paragraph-count="14" meta:word-count="98" meta:character-count="386" meta:non-whitespace-character-count="304"/>
  </office:meta>
</office:document-meta>
</file>